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f804e" officeooo:paragraph-rsid="000f804e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color="#2a6099" loext:opacity="100%" fo:font-size="12pt" style:text-underline-style="solid" style:text-underline-width="auto" style:text-underline-color="font-color" officeooo:rsid="0010b24e" officeooo:paragraph-rsid="0010b24e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color="#c9211e" loext:opacity="100%" fo:font-size="12pt" style:text-underline-style="solid" style:text-underline-width="auto" style:text-underline-color="font-color" officeooo:rsid="0010b24e" officeooo:paragraph-rsid="0010b24e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10b24e" officeooo:paragraph-rsid="0010b24e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0b24e"/>
    </style:style>
    <style:style style:name="T1" style:family="text">
      <style:text-properties fo:color="#000000" loext:opacity="100%" fo:font-size="12pt" style:text-underline-style="none" officeooo:rsid="0010b24e" style:font-size-asian="12pt" style:font-size-complex="12pt"/>
    </style:style>
    <style:style style:name="T2" style:family="text">
      <style:text-properties officeooo:rsid="0011cb58"/>
    </style:style>
    <style:style style:name="T3" style:family="text">
      <style:text-properties officeooo:rsid="0014c6a4"/>
    </style:style>
    <style:style style:name="T4" style:family="text">
      <style:text-properties style:font-name="Liberation Serif" officeooo:rsid="0014c6a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currences</text:p>
      <text:p text:style-name="P1"/>
      <text:p text:style-name="P1"/>
      <text:p text:style-name="P1"/>
      <text:list text:style-name="L1">
        <text:list-item>
          <text:p text:style-name="P2">I – Les opérations somme et produit</text:p>
          <text:list>
            <text:list-item>
              <text:p text:style-name="P3">I – l’opérateur somme</text:p>
              <text:p text:style-name="P4"/>
              <text:p text:style-name="P4">On utilise l’opérateur somme qu’on note sig, pour écrire une somme finie dont les termes succesif s’écrivent sous la forme d’ une espression variant en fonction d’un indice.</text:p>
              <text:p text:style-name="P5"><text:span text:style-name="T1">Par exemple, la somme </text:span>x1 + x2 + · · · + x6 s’´ecrit P 6 i=1 xi . Dans l’expression P 6 i=1 xi , on a: le signe P signifie l’op´eration addition. i est la variable qui prend les valeurs successives 1, 2, . . . , 6. ”i = 1” au dessous de P est la valeur initiale de la variable i. ”6” au-dessus de P est la valeur finale de la variable i. xi devant P est une fonction de la variable i, c’est-`a-dire,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09:05:13.280000000</meta:creation-date>
    <dc:date>2023-10-19T09:36:22.921000000</dc:date>
    <meta:editing-duration>PT31M8S</meta:editing-duration>
    <meta:editing-cycles>6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6" meta:word-count="131" meta:character-count="644" meta:non-whitespace-character-count="520"/>
  </office:meta>
</office:document-meta>
</file>